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fo:font-style="italic" style:font-style-asian="italic" style:font-style-complex="italic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Arrowheads_20_1" draw:marker-end="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2" draw:style-name="gr13" draw:text-style-name="P4" svg:width="1.674in" svg:height="0.478in" svg:x="0.1165in" svg:y="5.8299in"><draw:text-box><text:p text:style-name="P2"><text:span text:style-name="T2">return to MAIN control loop</text:span></text:p><text:p text:style-name="P2"><text:span text:style-name="T2"/></text:p><text:p text:style-name="P2"><text:span text:style-name="T2"/></text:p></draw:text-box></draw:frame><draw:line text:anchor-type="paragraph" draw:z-index="31" draw:style-name="gr6" draw:text-style-name="P6" svg:x1="0.0311in" svg:y1="6.0862in" svg:x2="1.7902in" svg:y2="6.0799in"><text:p/></draw:line><draw:frame text:anchor-type="paragraph" draw:z-index="30" draw:style-name="gr12" draw:text-style-name="P4" svg:width="0.9197in" svg:height="0.1898in" svg:x="3.4866in" svg:y="5.8902in"><draw:text-box><text:p text:style-name="P2"><text:span text:style-name="T2">FINISH</text:span></text:p></draw:text-box></draw:frame><draw:frame text:anchor-type="paragraph" draw:z-index="29" draw:style-name="gr3" draw:text-style-name="P2" svg:width="1.2504in" svg:height="0.2453in" svg:x="1.8457in" svg:y="5.9602in"><draw:text-box><text:p text:style-name="P2">INITIALIZED</text:p></draw:text-box></draw:frame><draw:frame text:anchor-type="paragraph" draw:z-index="28" draw:style-name="gr3" draw:text-style-name="P2" svg:width="1.2504in" svg:height="0.2453in" svg:x="4.8898in" svg:y="3.9917in"><draw:text-box><text:p text:style-name="P2">PROCESSING</text:p></draw:text-box></draw:frame><draw:rect text:anchor-type="paragraph" draw:z-index="27" draw:style-name="gr2" draw:text-style-name="P2" svg:width="1.3732in" svg:height="0.4551in" svg:x="1.7902in" svg:y="5.8484in"><text:p/></draw:rect><draw:line text:anchor-type="paragraph" draw:z-index="26" draw:style-name="gr6" draw:text-style-name="P2" svg:x1="3.1807in" svg:y1="6.0799in" svg:x2="4.6024in" svg:y2="6.0799in"><text:p/></draw:line><draw:frame text:anchor-type="paragraph" draw:z-index="25" draw:style-name="gr11" draw:text-style-name="P2" svg:width="2.2921in" svg:height="0.576in" svg:x="4.6638in" svg:y="5.8366in"><draw:text-box><text:p text:style-name="P2">RELEASE <text:s/>INTERNAL DATA STRUCTURES AND CLEANUP CONFIGURATION</text:p></draw:text-box></draw:frame><draw:rect text:anchor-type="paragraph" draw:z-index="24" draw:style-name="gr2" draw:text-style-name="P2" svg:width="2.4268in" svg:height="0.7114in" svg:x="4.602in" svg:y="5.7634in"><text:p/></draw:rect><draw:frame text:anchor-type="paragraph" draw:z-index="23" draw:style-name="gr4" draw:text-style-name="P5" svg:width="1.1677in" svg:height="0.274in" draw:transform="rotate (-1.54147479536139) translate (5.73541666666667in 4.41041666666667in)"><draw:text-box><text:p text:style-name="P2"><text:span text:style-name="T2">Message is Valid</text:span></text:p></draw:text-box></draw:frame><draw:line text:anchor-type="paragraph" draw:z-index="22" draw:style-name="gr1" draw:text-style-name="P2" svg:x1="5.5335in" svg:y1="4.3484in" svg:x2="5.5681in" svg:y2="5.7748in"><text:p/></draw:line><draw:frame text:anchor-type="paragraph" draw:z-index="21" draw:style-name="gr9" draw:text-style-name="P4" svg:width="4.0197in" svg:height="0.478in" svg:x="0.448in" svg:y="3.861in"><draw:text-box><text:p text:style-name="P2"><text:span text:style-name="T2">IF response message has negative ack THEN</text:span></text:p><text:p text:style-name="P2"><text:span text:style-name="T2"/></text:p><text:p text:style-name="P2"><text:span text:style-name="T2">return PROTOCOL_TERM_ERROR; Kill the thread (IRM_AGENT)</text:span></text:p></draw:text-box></draw:frame><draw:line text:anchor-type="paragraph" draw:z-index="20" draw:style-name="gr6" draw:text-style-name="P2" svg:x1="0.1902in" svg:y1="4.1114in" svg:x2="4.8173in" svg:y2="4.1043in"><text:p/></draw:line><draw:rect text:anchor-type="paragraph" draw:z-index="19" draw:style-name="gr2" draw:text-style-name="P2" svg:width="1.3732in" svg:height="0.4551in" svg:x="4.8173in" svg:y="3.8937in"><text:p/></draw:rect><draw:frame text:anchor-type="paragraph" draw:z-index="18" draw:style-name="gr10" draw:text-style-name="P4" svg:width="1.1685in" svg:height="0.2878in" draw:transform="rotate (-1.54164932828659) translate (5.7125in 2.53611111111111in)"><draw:text-box><text:p text:style-name="P2"><text:span text:style-name="T2">Received a message</text:span></text:p></draw:text-box></draw:frame><draw:line text:anchor-type="paragraph" draw:z-index="17" draw:style-name="gr1" draw:text-style-name="P2" svg:x1="5.4984in" svg:y1="2.4673in" svg:x2="5.5331in" svg:y2="3.8937in"><text:p/></draw:line><draw:frame text:anchor-type="paragraph" draw:z-index="16" draw:style-name="gr9" draw:text-style-name="P4" svg:width="3.4071in" svg:height="0.478in" svg:x="1.0602in" svg:y="2.0154in"><draw:text-box><text:p text:style-name="P2"><text:span text:style-name="T2">IF timeout THEN</text:span></text:p><text:p text:style-name="P2"><text:span text:style-name="T2"/></text:p><text:p text:style-name="P2"><text:span text:style-name="T2">return SLURM_ERROR; Kill the thread (IRM_AGENT)</text:span></text:p></draw:text-box></draw:frame><draw:line text:anchor-type="paragraph" draw:z-index="15" draw:style-name="gr6" draw:text-style-name="P2" svg:x1="0.1902in" svg:y1="2.2406in" svg:x2="4.8173in" svg:y2="2.2335in"><text:p/></draw:line><draw:frame text:anchor-type="paragraph" draw:z-index="14" draw:style-name="gr8" draw:text-style-name="P2" svg:width="1.2504in" svg:height="0.3843in" svg:x="4.8898in" svg:y="2.0126in"><draw:text-box><text:p text:style-name="P2">WAITING FOR RESPONSE</text:p></draw:text-box></draw:frame><draw:rect text:anchor-type="paragraph" draw:z-index="13" draw:style-name="gr2" draw:text-style-name="P2" svg:width="1.3732in" svg:height="0.4551in" svg:x="4.8173in" svg:y="2.0126in"><text:p/></draw:rect><draw:frame text:anchor-type="paragraph" draw:z-index="12" draw:style-name="gr4" draw:text-style-name="P5" svg:width="1.335in" svg:height="0.274in" draw:transform="rotate (-1.54147479536139) translate (5.66180555555556in 0.411805555555556in)"><draw:text-box><text:p text:style-name="P2"><text:span text:style-name="T2">IF send is Successful</text:span></text:p></draw:text-box></draw:frame><draw:line text:anchor-type="paragraph" draw:z-index="11" draw:style-name="gr5" draw:text-style-name="P2" svg:x1="5.0602in" svg:y1="0.4264in" svg:x2="5.4638in" svg:y2="0.4264in"><text:p/></draw:line><draw:line text:anchor-type="paragraph" draw:z-index="10" draw:style-name="gr1" draw:text-style-name="P2" svg:x1="5.4638in" svg:y1="0.4264in" svg:x2="5.4984in" svg:y2="2.0193in"><text:p/></draw:line><draw:frame text:anchor-type="paragraph" draw:z-index="9" draw:style-name="gr7" draw:text-style-name="P4" svg:width="3.4071in" svg:height="0.548in" svg:x="0.3866in" svg:y="0.9201in"><draw:text-box><text:p text:style-name="P2"><text:span text:style-name="T2">IF send is Unsuccessful THEN</text:span></text:p><text:p text:style-name="P2"><text:span text:style-name="T2"/></text:p><text:p text:style-name="P2"><text:span text:style-name="T2">return SLURM_ERROR; Kill the thread (IRM_AGENT)</text:span></text:p></draw:text-box></draw:frame><draw:line text:anchor-type="paragraph" draw:z-index="8" draw:style-name="gr6" draw:text-style-name="P2" svg:x1="0.1661in" svg:y1="1.1374in" svg:x2="3.8795in" svg:y2="1.1374in"><text:p/></draw:line><draw:line text:anchor-type="paragraph" draw:z-index="7" draw:style-name="gr5" draw:text-style-name="P2" svg:x1="3.8791in" svg:y1="0.6839in" svg:x2="3.889in" svg:y2="1.1374in"><text:p/></draw:line><draw:frame text:anchor-type="paragraph" draw:z-index="6" draw:style-name="gr3" draw:text-style-name="P2" svg:width="1.2504in" svg:height="0.2453in" svg:x="3.7591in" svg:y="0.3654in"><draw:text-box><text:p text:style-name="P2">SENDING</text:p></draw:text-box></draw:frame><draw:rect text:anchor-type="paragraph" draw:z-index="5" draw:style-name="gr2" draw:text-style-name="P2" svg:width="1.3732in" svg:height="0.4551in" svg:x="3.6972in" svg:y="0.2291in"><text:p/></draw:rect><draw:frame text:anchor-type="paragraph" draw:z-index="4" draw:style-name="gr4" draw:text-style-name="P3" svg:width="1.7287in" svg:height="0.274in" svg:x="1.6854in" svg:y="0.2429in"><draw:text-box><text:p text:style-name="P2"><text:span text:style-name="T1">send </text:span><text:span text:style-name="T2">NEGOTIATION_END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draw:text-style-name="P2" svg:width="1.2504in" svg:height="0.2453in" svg:x="0.2154in" svg:y="0.3654in"><draw:text-box><text:p text:style-name="P2">ACTIVE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2T17:58:51.488203383</dc:date>
    <meta:editing-duration>PT1H28M32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